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6fd28d"/>
    </style:style>
    <style:style style:name="P78" style:family="paragraph" style:parent-style-name="Footnote">
      <style:text-properties officeooo:paragraph-rsid="0faa1a72" fo:background-color="transparent"/>
    </style:style>
    <style:style style:name="P79" style:family="paragraph" style:parent-style-name="Standard">
      <style:text-properties officeooo:paragraph-rsid="10753e62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Footnote">
      <style:text-properties officeooo:paragraph-rsid="1083c1ad"/>
    </style:style>
    <style:style style:name="P82" style:family="paragraph" style:parent-style-name="Standard">
      <style:text-properties officeooo:paragraph-rsid="1087d72e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1089cacf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c3e1e9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style:font-size-asian="10pt" style:font-size-complex="10pt"/>
    </style:style>
    <style:style style:name="T205" style:family="text">
      <style:text-properties fo:font-size="10pt" officeooo:rsid="1087565b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language="en" fo:country="GB" officeooo:rsid="105418b7"/>
    </style:style>
    <style:style style:name="T221" style:family="text">
      <style:text-properties officeooo:rsid="103c421a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104d5027" style:font-weight-asian="bold" style:font-weight-complex="bold"/>
    </style:style>
    <style:style style:name="T224" style:family="text">
      <style:text-properties officeooo:rsid="1061b5b8"/>
    </style:style>
    <style:style style:name="T225" style:family="text">
      <style:text-properties officeooo:rsid="1069ed98"/>
    </style:style>
    <style:style style:name="T226" style:family="text">
      <style:text-properties officeooo:rsid="106d22f6"/>
    </style:style>
    <style:style style:name="T22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3"><text:span text:style-name="Strong_20_Emphasis"><text:span text:style-name="T131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 LTS</text:user-field-get></text:span><text:span text:style-name="T155"><text:note text:id="ftn1" text:note-class="footnote"><text:note-citation>1</text:note-citation><text:note-body><text:p text:style-name="P24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 LTS</text:user-field-get></text:span><text:span text:style-name="T143"><text:s/>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6"><text:s/></text:span><text:span text:style-name="T156"><text:user-field-get text:name="Edition">Server</text:user-field-get></text:span><text:span text:style-name="T157">.</text:span></text:p>
      <text:p text:style-name="P40"/>
      <text:p text:style-name="P38"><text:span text:style-name="T15">Fill in the </text:span><text:span text:style-name="Strong_20_Emphasis"><text:span text:style-name="T209"><text:s/></text:span></text:span><text:span text:style-name="Strong_20_Emphasis"><text:span text:style-name="T210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2"><text:span text:style-name="Definition"><text:span text:style-name="T217">user</text:span></text:span><text:span text:style-name="T172"><text:tab/><text:tab/></text:span><text:span text:style-name="T171"> <text:tab/><text:tab/><text:tab/></text:span><text:span text:style-name="T173"><draw:control text:anchor-type="as-char" svg:y="-0.4cm" draw:z-index="10" draw:name="Gebruiker 2" draw:style-name="gr2" draw:text-style-name="P89" svg:width="6.4cm" svg:height="0.6cm" draw:control="control11"><svg:title>Gebruiker</svg:title><svg:desc>Volledige naam, bijv. Jan Stek</svg:desc></draw:control></text:span><text:span text:style-name="T173"><text:tab/></text:span><text:span text:style-name="T174">[</text:span><text:span text:style-name="T175">full </text:span><text:span text:style-name="T163">na</text:span><text:span text:style-name="T164">me,</text:span><text:span text:style-name="T163"> </text:span><text:span text:style-name="T164">e.g.</text:span><text:span text:style-name="T163"> </text:span><text:span text:style-name="T165">J</text:span><text:span text:style-name="T177">a</text:span><text:span text:style-name="T165">n </text:span><text:span text:style-name="T177">Jansen</text:span><text:span text:style-name="T178">]</text:span></text:p>
      <text:p text:style-name="P44"><text:span text:style-name="Definition"><text:span text:style-name="T162">USER</text:span></text:span><text:span text:style-name="Definition"><text:span text:style-name="T216">na</text:span></text:span><text:span text:style-name="Definition"><text:span text:style-name="T218">me</text:span></text:span><text:span text:style-name="T161"><text:tab/><text:tab/><text:tab/></text:span><text:span text:style-name="T161"><draw:control text:anchor-type="as-char" svg:y="-0.4cm" draw:z-index="11" draw:name="Gberuikersnaam 2" draw:style-name="gr2" draw:text-style-name="P89" svg:width="6.4cm" svg:height="0.6cm" draw:control="control12"><svg:title>Gebruikersnaam</svg:title><svg:desc>Korte naam, bijv. jan</svg:desc></draw:control></text:span><text:span text:style-name="T16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3">a</text:span><text:span text:style-name="T132">n</text:span><text:span text:style-name="T134">]</text:span></text:p>
      <text:p text:style-name="P41"><text:span text:style-name="Definition"><text:span text:style-name="T220">serv</text:span></text:span><text:span text:style-name="Definition"><text:span text:style-name="T216">ERNA</text:span></text:span><text:span text:style-name="Definition"><text:span text:style-name="T218">me</text:span></text:span><text:span text:style-name="T179"><text:tab/><text:tab/></text:span><text:span text:style-name="T216"><draw:control text:anchor-type="as-char" svg:y="-0.4cm" draw:z-index="12" draw:name="Computernaam 1" draw:style-name="gr2" draw:text-style-name="P89" svg:width="6.4cm" svg:height="0.6cm" draw:control="control13"><svg:title>Computernaam</svg:title><svg:desc>Unieke naam van de computer</svg:desc></draw:control></text:span><text:span text:style-name="T216"><text:tab/></text:span><text:span text:style-name="T182">[</text:span><text:span text:style-name="T180">na</text:span><text:span text:style-name="T183">me of the</text:span><text:span text:style-name="T180"> </text:span><text:span text:style-name="T187">server</text:span><text:span text:style-name="T181">, </text:span><text:span text:style-name="T183">e.g.</text:span><text:span text:style-name="T184"> </text:span><text:span text:style-name="T186">sv</text:span><text:span text:style-name="T185">02</text:span><text:span text:style-name="T182">]</text:span></text:p>
      <text:p text:style-name="P41"><text:span text:style-name="Definition"><text:span text:style-name="T189">USER</text:span></text:span><text:span text:style-name="T188"><text:tab/><text:tab/></text:span><text:span text:style-name="T171"> <text:tab/><text:tab/><text:tab/></text:span><text:span text:style-name="T173"><draw:control text:anchor-type="as-char" svg:y="-0.4cm" draw:z-index="13" draw:name="Gebruiker 3" draw:style-name="gr2" draw:text-style-name="P89" svg:width="6.4cm" svg:height="0.6cm" draw:control="control14"><svg:title>Gebruiker</svg:title><svg:desc>Volledige naam, bijv. Jan Stek</svg:desc></draw:control></text:span><text:span text:style-name="T173"><text:tab/></text:span><text:span text:style-name="T174">[</text:span><text:span text:style-name="T176">full </text:span><text:span text:style-name="T163">na</text:span><text:span text:style-name="T166">me</text:span><text:span text:style-name="T163"> possibly </text:span><text:span text:style-name="T169">addit</text:span><text:span text:style-name="T170">i</text:span><text:span text:style-name="T169">onal </text:span><text:span text:style-name="T168">user</text:span><text:span text:style-name="T167">]</text:span></text:p>
      <text:p text:style-name="P79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6"><text:tab/><text:tab/><text:tab/></text:span></text:span><text:span text:style-name="T161"><draw:control text:anchor-type="as-char" svg:y="-0.4cm" draw:z-index="14" draw:name="Gberuikersnaam 3" draw:style-name="gr2" draw:text-style-name="P89" svg:width="6.4cm" svg:height="0.6cm" draw:control="control15"><svg:title>Gebruikersnaam</svg:title><svg:desc>Korte naam, bijv. jan</svg:desc></draw:control></text:span><text:span text:style-name="T161"><text:tab/></text:span><text:span text:style-name="T193">[</text:span><text:span text:style-name="T194">user</text:span><text:span text:style-name="T192"> na</text:span><text:span text:style-name="T195">me</text:span><text:span text:style-name="T197"> possibly </text:span><text:span text:style-name="T200">addit</text:span><text:span text:style-name="T201">i</text:span><text:span text:style-name="T200">onal </text:span><text:span text:style-name="T199">user</text:span><text:span text:style-name="T198">]</text:span></text:p>
      <text:p text:style-name="P41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35">.</text:span></text:p>
      <text:p text:style-name="P4"/>
      <text:p text:style-name="P4"/>
      <text:p text:style-name="P41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9"/>
      <text:p text:style-name="P41"><text:span text:style-name="Strong_20_Emphasis"><text:span text:style-name="T27"/></text:span></text:p>
      <text:list xml:id="list1453288196" text:style-name="L1">
        <text:list-item>
          <text:p text:style-name="P85"><text:bookmark-start text:name="__RefNumPara__4083_1271708128"/>Prepar<text:span text:style-name="T224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7" draw:name="Vorm 5" draw:style-name="gr1" draw:text-style-name="P8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5">Login any additional </text:span></text:span><text:span text:style-name="Definition"><text:span text:style-name="T203">USER</text:span></text:span><text:span text:style-name="User_20_Entry"><text:span text:style-name="T97">s</text:span></text:span><text:span text:style-name="User_20_Entry"><text:span text:style-name="T107"> </text:span></text:span><text:span text:style-name="User_20_Entry"><text:span text:style-name="T95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6"><text:span text:style-name="Strong_20_Emphasis"><text:span text:style-name="T37">Type </text:span></text:span><text:span text:style-name="Strong_20_Emphasis"><text:span text:style-name="T84">'</text:span></text:span><text:span text:style-name="User_20_Entry"><text:span text:style-name="T111">wget karelzimmer.nl/</text:span></text:span><text:span text:style-name="User_20_Entry"><text:span text:style-name="T112">kz</text:span></text:span><text:span text:style-name="Strong_20_Emphasis"><text:span text:style-name="T84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0"><text:span text:style-name="Strong_20_Emphasis"><text:span text:style-name="T37">Type </text:span></text:span><text:span text:style-name="Strong_20_Emphasis"><text:span text:style-name="T84">'</text:span></text:span><text:span text:style-name="User_20_Entry"><text:span text:style-name="T113">bash kz</text:span></text:span><text:span text:style-name="Strong_20_Emphasis"><text:span text:style-name="T84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8" draw:name="Vorm 7" draw:style-name="gr1" draw:text-style-name="P88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6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193010829088348" text:continue-numbering="true" text:style-name="L1">
        <text:list-item>
          <text:p text:style-name="P84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7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3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38">Boot the computer from</text:span><text:span text:style-name="T139"><text:note text:id="ftn4" text:note-class="footnote"><text:note-citation>1</text:note-citation><text:note-body><text:p text:style-name="P78"><text:span text:style-name="T108">Boot menu/Setup via one of the </text:span><text:span text:style-name="T109">f</text:span><text:span text:style-name="T108">requently used keys:</text:span> Esc, Delete, F1, F2, <text:span text:style-name="T227">F9, </text:span>F10, F11, or F12.</text:p></text:note-body></text:note></text:span><text:span text:style-name="T138"> an </text:span><text:span text:style-name="T124"><text:user-field-get text:name="Distro">Debian</text:user-field-get></text:span><text:span text:style-name="T125"><text:s/></text:span><text:span text:style-name="T125"><text:user-field-get text:name="Version">12 LTS</text:user-field-get></text:span><text:span text:style-name="Strong_20_Emphasis"><text:span text:style-name="T126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30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04">From a Live USB stick or DVD</text:span><text:span text:style-name="T205"> </text:span><text:span text:style-name="T204">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04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81"><text:span text:style-name="Strong_20_Emphasis"><text:span text:style-name="T89">Download a CD image file (.iso) from</text:span></text:span><text:span text:style-name="Strong_20_Emphasis"><text:span text:style-name="T87"> </text:span></text:span><text:a xlink:type="simple" xlink:href="https://www.debian.org/CD/live/" text:style-name="Internet_20_link" text:visited-style-name="Visited_20_Internet_20_Link"><text:span text:style-name="Strong_20_Emphasis"><text:span text:style-name="T207">debian.org/cd/live</text:span></text:span></text:a><text:span text:style-name="Strong_20_Emphasis"><text:span text:style-name="T87">, </text:span></text:span><text:span text:style-name="Strong_20_Emphasis"><text:span text:style-name="T93">under </text:span></text:span><text:span text:style-name="Strong_20_Emphasis"><text:span text:style-name="T101">DVD/USB</text:span></text:span><text:span text:style-name="Strong_20_Emphasis"><text:span text:style-name="T87"> click </text:span></text:span><text:span text:style-name="Strong_20_Emphasis"><text:span text:style-name="T93">on </text:span></text:span><text:span text:style-name="Strong_20_Emphasis"><text:span text:style-name="T101">amd64</text:span></text:span><text:span text:style-name="Strong_20_Emphasis"><text:span text:style-name="T93">.</text:span></text:span><text:span text:style-name="Strong_20_Emphasis"><text:span text:style-name="T87"><text:line-break/></text:span></text:span><text:span text:style-name="Strong_20_Emphasis"><text:span text:style-name="T90">Click on</text:span></text:span><text:span text:style-name="Strong_20_Emphasis"><text:span text:style-name="T88"> </text:span></text:span><text:span text:style-name="Strong_20_Emphasis"><text:span text:style-name="T102">debian-live-1</text:span></text:span><text:span text:style-name="Strong_20_Emphasis"><text:span text:style-name="T101">2</text:span></text:span><text:span text:style-name="Strong_20_Emphasis"><text:span text:style-name="T102">.</text:span></text:span><text:span text:style-name="Strong_20_Emphasis"><text:span text:style-name="T103">x</text:span></text:span><text:span text:style-name="Strong_20_Emphasis"><text:span text:style-name="T102">.</text:span></text:span><text:span text:style-name="Strong_20_Emphasis"><text:span text:style-name="T103">y</text:span></text:span><text:span text:style-name="Strong_20_Emphasis"><text:span text:style-name="T104">-</text:span></text:span><text:span text:style-name="Strong_20_Emphasis"><text:span text:style-name="T102">amd64-</text:span></text:span><text:span text:style-name="Strong_20_Emphasis"><text:span text:style-name="T106">standard</text:span></text:span><text:span text:style-name="Strong_20_Emphasis"><text:span text:style-name="T105">.iso</text:span></text:span><text:span text:style-name="Strong_20_Emphasis"><text:span text:style-name="T86">.<text:line-break/></text:span></text:span><text:span text:style-name="Strong_20_Emphasis"><text:span text:style-name="T89">Insert a USB stick of at least </text:span></text:span><text:span text:style-name="Strong_20_Emphasis"><text:span text:style-name="T94">2</text:span></text:span><text:span text:style-name="Strong_20_Emphasis"><text:span text:style-name="T89"> GB.<text:line-break/><text:line-break/>In a graphical work environment such as GNOME:<text:line-break/>Locate </text:span></text:span><text:span text:style-name="Strong_20_Emphasis"><text:span text:style-name="T98">disk</text:span></text:span><text:span text:style-name="Strong_20_Emphasis"><text:span text:style-name="T89"> and click the </text:span></text:span><text:span text:style-name="Strong_20_Emphasis"><text:span text:style-name="T99">Disks</text:span></text:span><text:span text:style-name="Strong_20_Emphasis"><text:span text:style-name="T89"> icon. Select the USB stick in the list of disks on the left and click </text:span></text:span><text:span text:style-name="Strong_20_Emphasis"><text:span text:style-name="T99">Disk </text:span></text:span><text:span text:style-name="Strong_20_Emphasis"><text:span text:style-name="T98">settings</text:span></text:span><text:span text:style-name="Strong_20_Emphasis"><text:span text:style-name="T89"> ⋮ (icon with the three dots) in the top right corner.</text:span></text:span></text:p><text:p text:style-name="P33"><text:span text:style-name="Strong_20_Emphasis"><text:span text:style-name="T89"><text:tab/>Choose </text:span></text:span><text:span text:style-name="Strong_20_Emphasis"><text:span text:style-name="T99">Restore Disk Image</text:span></text:span><text:span text:style-name="Strong_20_Emphasis"><text:span text:style-name="T89"> and select the CD image file (.iso) you just downloaded.</text:span></text:span></text:p><text:p text:style-name="P33"><text:span text:style-name="Strong_20_Emphasis"><text:span text:style-name="T91"><text:tab/>Click </text:span></text:span><text:span text:style-name="Strong_20_Emphasis"><text:span text:style-name="T100">Start Restore</text:span></text:span><text:span text:style-name="Strong_20_Emphasis"><text:span text:style-name="T91">, and then click </text:span></text:span><text:span text:style-name="Strong_20_Emphasis"><text:span text:style-name="T100">Restore</text:span></text:span><text:span text:style-name="Strong_20_Emphasis"><text:span text:style-name="T91">.</text:span></text:span></text:p><text:p text:style-name="P81"><text:span text:style-name="Strong_20_Emphasis"><text:span text:style-name="T91"><text:tab/>Or use the </text:span></text:span><text:span text:style-name="Strong_20_Emphasis"><text:span text:style-name="T100">Etcher</text:span></text:span><text:span text:style-name="Strong_20_Emphasis"><text:span text:style-name="T91"> program </text:span></text:span><text:span text:style-name="Strong_20_Emphasis"><text:span text:style-name="T92">(</text:span></text:span><text:a xlink:type="simple" xlink:href="https://www.balena.io/etcher/" text:style-name="Internet_20_link" text:visited-style-name="Visited_20_Internet_20_Link"><text:span text:style-name="Strong_20_Emphasis"><text:span text:style-name="T206">etcher.io</text:span></text:span></text:a><text:span text:style-name="Strong_20_Emphasis"><text:span text:style-name="T92">) </text:span></text:span><text:span text:style-name="Strong_20_Emphasis"><text:span text:style-name="T91">available for Windows, macOS, and Linux.<text:line-break/></text:span></text:span><text:span text:style-name="Strong_20_Emphasis"><text:span text:style-name="T96"><text:line-break/></text:span></text:span><text:span text:style-name="Strong_20_Emphasis"><text:span text:style-name="T91">In a Terminal:<text:line-break/></text:span></text:span><text:span text:style-name="Strong_20_Emphasis"><text:span text:style-name="T122">findmnt</text:span></text:span></text:p><text:p text:style-name="P81"><text:span text:style-name="Strong_20_Emphasis"><text:span text:style-name="T110"><text:tab/>Find the line that starts with /media/USER/USBLABEL (TARGET column) and note the device name /dev/sdXN (SOURCE column)<text:line-break/></text:span></text:span><text:span text:style-name="Strong_20_Emphasis"><text:span text:style-name="T122">umount /dev/sdXN</text:span></text:span></text:p><text:p text:style-name="P81"><text:span text:style-name="Strong_20_Emphasis"><text:span text:style-name="T122"><text:tab/>sudo dd bs=4M if=~/Downloads/NA</text:span></text:span><text:span text:style-name="Strong_20_Emphasis"><text:span text:style-name="T123">ME</text:span></text:span><text:span text:style-name="Strong_20_Emphasis"><text:span text:style-name="T122">.iso of=/dev/sdX conv=fdatasync status=progress</text:span></text:span></text:p></text:note-body></text:note></text:span><text:span text:style-name="T79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9">Follow the instructions on the </text:span></text:span><text:span text:style-name="Strong_20_Emphasis"><text:span text:style-name="T120">installation</text:span></text:span><text:span text:style-name="Strong_20_Emphasis"><text:span text:style-name="T121">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88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22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22">Europe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22">Netherlands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19" draw:name="Vorm 1" draw:style-name="gr1" draw:text-style-name="P88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3"><draw:control text:anchor-type="as-char" draw:z-index="20" draw:name="Vorm 2" draw:style-name="gr1" draw:text-style-name="P88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2"><text:span text:style-name="T226">At</text:span><text:span text:style-name="T225"> </text:span><text:span text:style-name="T222">Set up users and passwords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8">'t set </text:span><text:span text:style-name="T160">Root</text:span><text:span text:style-name="T158"> pass</text:span><text:span text:style-name="T159">w</text:span><text:span text:style-name="T158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22">User </text:span><text:span text:style-name="T223">n</text:span><text:span text:style-name="T222">ame for you</text:span><text:span text:style-name="T223">r</text:span><text:span text:style-name="T222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93011163185692" text:continue-numbering="true" text:style-name="L1">
        <text:list-item>
          <text:p text:style-name="P87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3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37">Type </text:span></text:span><text:span text:style-name="Strong_20_Emphasis"><text:span text:style-name="T84">'</text:span></text:span><text:span text:style-name="User_20_Entry"><text:span text:style-name="T111">wget karelzimmer.nl/</text:span></text:span><text:span text:style-name="User_20_Entry"><text:span text:style-name="T112">kz</text:span></text:span><text:span text:style-name="Strong_20_Emphasis"><text:span text:style-name="T84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4" office:value-type="string">
            <text:p text:style-name="P80"><text:span text:style-name="Strong_20_Emphasis"><text:span text:style-name="T37">Type </text:span></text:span><text:span text:style-name="Strong_20_Emphasis"><text:span text:style-name="T84">'</text:span></text:span><text:span text:style-name="User_20_Entry"><text:span text:style-name="T113">bash kz</text:span></text:span><text:span text:style-name="Strong_20_Emphasis"><text:span text:style-name="T84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76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14"> <text:s/></text:span></text:span><text:span text:style-name="Strong_20_Emphasis"><text:span text:style-name="T115">Finish installatio</text:span></text:span><text:span text:style-name="Strong_20_Emphasis"><text:span text:style-name="T116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1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193010470122042" text:continue-numbering="true" text:style-name="L1">
        <text:list-item>
          <text:p text:style-name="P86"><text:span text:style-name="Strong_20_Emphasis"><text:span text:style-name="T13">P</text:span></text:span><text:span text:style-name="Strong_20_Emphasis"><text:span text:style-name="T208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5" draw:name="Vorm36_ 1" draw:style-name="gr1" draw:text-style-name="P88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7">Login any additional </text:span></text:span><text:span text:style-name="Definition"><text:span text:style-name="T202">USER</text:span></text:span><text:span text:style-name="User_20_Entry"><text:span text:style-name="T118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16" draw:name="Vorm36_ 2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9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6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9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 LTS</text:user-field-get></text:span><text:span text:style-name="Strong_20_Emphasis"><text:span text:style-name="T126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29">installation is complete.</text:span></text:span></text:p>
      <text:p text:style-name="P36"/>
      <text:p text:style-name="P43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1"><text:user-field-get text:name="Releaseyear">2023</text:user-field-get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0-06T19:30:09.034561109">06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6T19:30:08.812511416</dc:date>
    <meta:keyword>Installatie</meta:keyword>
    <meta:keyword>Checklist</meta:keyword>
    <meta:keyword>Linux</meta:keyword>
    <meta:editing-cycles>6939</meta:editing-cycles>
    <meta:editing-duration>P12DT5H24M36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32" meta:character-count="3333" meta:non-whitespace-character-count="2835"/>
    <meta:user-defined meta:name="Info 1"/>
    <meta:user-defined meta:name="Info 2"/>
    <meta:user-defined meta:name="Info 3"/>
    <meta:user-defined meta:name="Info 4"/>
  </office:meta>
</office:document-meta>
</file>